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measure" style:list-style-name="L1">
      <style:graphic-properties draw:textarea-vertical-align="middle" draw:line-distance="2.508cm" draw:placing="below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0000" draw:marker-end="Styl_20_šipky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cm"/>
    </style:style>
    <style:style style:name="gr8" style:family="graphic" style:parent-style-name="measure" style:list-style-name="L1">
      <style:graphic-properties draw:textarea-vertical-align="middle" draw:line-distance="2.357cm" draw:placing="below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0000" fo:font-size="10pt" style:font-size-asian="10pt" style:font-size-complex="10pt"/>
    </style:style>
    <style:style style:name="P5" style:family="paragraph">
      <style:text-properties fo:color="#ff0000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4.993cm" svg:height="2.162cm" draw:transform="rotate (0.357443430808439) translate (5.575cm 3.99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2" draw:text-style-name="P2" draw:layer="measurelines" svg:x1="6.335cm" svg:y1="4.043cm" svg:x2="10.993cm" svg:y2="4.037cm">
          <text:p text:style-name="P2"><text:span text:style-name="T1">getWidth()</text:span></text:p>
        </draw:measure>
        <draw:line draw:style-name="gr3" draw:text-style-name="P1" draw:layer="layout" svg:x1="5.133cm" svg:y1="8.363cm" svg:x2="5.133cm" svg:y2="2.643cm">
          <text:p/>
        </draw:line>
        <draw:line draw:style-name="gr3" draw:text-style-name="P1" draw:layer="layout" svg:x1="4.387cm" svg:y1="7.528cm" svg:x2="16.118cm" svg:y2="7.528cm">
          <text:p/>
        </draw:line>
        <draw:frame draw:style-name="gr4" draw:text-style-name="P3" draw:layer="layout" svg:width="0.68cm" svg:height="0.645cm" svg:x="15.524cm" svg:y="7.444cm">
          <draw:text-box>
            <text:p><text:span text:style-name="T2">x</text:span></text:p>
          </draw:text-box>
        </draw:frame>
        <draw:frame draw:style-name="gr4" draw:text-style-name="P3" draw:layer="layout" svg:width="0.68cm" svg:height="0.645cm" svg:x="4.356cm" svg:y="2.581cm">
          <draw:text-box>
            <text:p><text:span text:style-name="T2">y</text:span></text:p>
          </draw:text-box>
        </draw:frame>
        <draw:custom-shape draw:style-name="gr5" draw:text-style-name="P1" draw:layer="layout" svg:width="2.944cm" svg:height="2.944cm" svg:x="12.63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4.105cm" svg:y1="4.844cm" svg:x2="15.167cm" svg:y2="3.782cm">
          <text:p/>
        </draw:line>
        <draw:frame draw:style-name="gr7" draw:text-style-name="P5" draw:layer="layout" svg:width="0.621cm" svg:height="0.645cm" svg:x="14.002cm" svg:y="3.913cm">
          <draw:text-box>
            <text:p text:style-name="P3"><text:span text:style-name="T3">r</text:span></text:p>
          </draw:text-box>
        </draw:frame>
        <draw:measure draw:style-name="gr8" draw:text-style-name="P2" draw:layer="measurelines" svg:x1="12.633cm" svg:y1="4.207cm" svg:x2="15.577cm" svg:y2="4.207cm">
          <text:p text:style-name="P2"><text:span text:style-name="T1">getWidth()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marker draw:name="Styl_20_šipky_20_2" draw:display-name="Styl šipky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ek Oslejsek</meta:initial-creator>
    <meta:creation-date>2012-10-11T12:34:38</meta:creation-date>
    <dc:date>2012-10-11T12:51:42</dc:date>
    <dc:creator>Radek Oslejsek</dc:creator>
    <meta:editing-duration>PT1M24S</meta:editing-duration>
    <meta:editing-cycles>1</meta:editing-cycles>
    <meta:document-statistic meta:object-count="10"/>
    <meta:generator>LibreOffice/3.5$Linux_X86_64 LibreOffice_project/350m1$Build-2</meta:generator>
  </office:meta>
</office:document-meta>
</file>